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2" style:family="graphic" style:parent-style-name="standard">
      <style:graphic-properties draw:stroke="none" svg:stroke-width="0.044cm" draw:stroke-linejoin="miter" draw:fill="solid" draw:fill-color="#ff6321"/>
    </style:style>
    <style:style style:name="P1" style:family="paragraph">
      <loext:graphic-properties draw:fill="solid" draw:fill-color="#ffffff" draw:opacity="0%"/>
    </style:style>
    <style:style style:name="P2" style:family="paragraph">
      <loext:graphic-properties draw:fill="solid" draw:fill-color="#ff6321"/>
    </style:style>
  </office:automatic-styles>
  <office:body>
    <office:drawing>
      <draw:page draw:name="page1" draw:style-name="dp1" draw:master-page-name="Default">
        <draw:g>
          <svg:title>TexMaths</svg:title>
          <svg:desc>14§latex§
\color{Orange}
\begin{align*} 
C_i +  p_k - d_k &amp;&lt; C_i + p_j + p_k - d_k \\
                       - d_k  &amp;&lt; p_j - d_k \\
                       l_k'    &amp;&lt;  l_k \\
\end{align}§svg§600§TRUE§</svg:desc>
          <draw:polygon draw:style-name="gr1" draw:text-style-name="P1" draw:layer="layout" svg:width="7.1cm" svg:height="1.94cm" svg:x="3.549cm" svg:y="8.25cm" svg:viewBox="0 0 7101 1941" draw:points="3550,1941 0,1941 0,0 7101,0 7101,1941">
            <text:p/>
          </draw:polygon>
          <draw:path draw:style-name="gr2" draw:text-style-name="P2" draw:layer="layout" svg:width="0.35cm" svg:height="0.357cm" svg:x="3.574cm" svg:y="8.244cm" svg:viewBox="0 0 351 358" svg:d="M351 4c0-1-2-4-6-4-1 0-2 0-8 6l-33 38c-5-7-28-44-83-44-110 0-221 109-221 224 0 81 58 134 133 134 44 0 81-19 108-42 46-40 54-85 54-86 0-5-5-5-6-5-3 0-6 0-7 5-4 14-15 49-49 78-35 27-66 36-92 36-44 0-96-26-96-103 0-28 10-108 59-166 30-35 77-59 121-59 51 0 80 38 80 95 0 19-1 20-1 25s4 5 6 5c7 0 7-1 9-10z">
            <text:p/>
          </draw:path>
          <draw:path draw:style-name="gr2" draw:text-style-name="P2" draw:layer="layout" svg:width="0.104cm" svg:height="0.232cm" svg:x="3.916cm" svg:y="8.437cm" svg:viewBox="0 0 105 233" svg:d="M96 13c0-5-4-13-13-13-10 0-20 9-20 19 0 6 4 13 14 13s19-10 19-19zM26 189c-2 5-4 8-4 15 0 16 14 29 33 29 36 0 50-48 50-53 0-4-4-4-5-4-5 0-5 2-7 5-8 28-24 42-37 42-7 0-8-5-8-12 0-8 2-14 6-22 3-10 6-19 11-28 2-8 15-40 17-43 1-4 2-8 2-12 0-16-15-29-34-29-34 0-50 47-50 53 0 4 4 4 6 4 5 0 5-2 6-5 9-30 25-43 37-43 6 0 9 4 9 13 0 7-2 13-11 34z">
            <text:p/>
          </draw:path>
          <draw:path draw:style-name="gr2" draw:text-style-name="P2" draw:layer="layout" svg:width="0.327cm" svg:height="0.328cm" svg:x="4.201cm" svg:y="8.304cm" svg:viewBox="0 0 328 329" svg:d="M175 175h137c7 0 16 0 16-10s-9-10-16-10h-137v-138c0-8 0-17-10-17s-10 9-10 17v138h-138c-8 0-17 0-17 10s9 10 17 10h138v137c0 7 0 17 10 17s10-10 10-17z">
            <text:p/>
          </draw:path>
          <draw:path draw:style-name="gr2" draw:text-style-name="P2" draw:layer="layout" svg:width="0.257cm" svg:height="0.313cm" svg:x="4.65cm" svg:y="8.374cm" svg:viewBox="0 0 258 314" svg:d="M38 279c-4 17-4 20-27 20-5 0-11 0-11 9 0 4 2 6 7 6 13 0 27-2 41-2 16 0 33 2 48 2 4 0 9 0 9-9 0-6-4-6-11-6-25 0-25-3-25-8 0-7 21-86 24-98 7 13 21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" draw:text-style-name="P2" draw:layer="layout" svg:width="0.169cm" svg:height="0.243cm" svg:x="4.939cm" svg:y="8.427cm" svg:viewBox="0 0 170 244" svg:d="M83 10c0 0 1-4 1-6 0-1-1-4-6-4-6 0-35 2-44 3-3 0-7 1-7 8 0 6 4 6 9 6 16 0 16 2 16 4 0 3 0 5-2 8l-48 196c-2 6-2 7-2 8 0 4 4 11 12 11 9 0 14-8 16-14 0-3 16-63 17-68 24 3 45 10 45 28 0 2 0 4-2 7-1 6-1 7-1 11 0 25 21 36 37 36 34 0 44-52 44-54 0-4-4-4-6-4-4 0-5 2-6 9-5 14-14 39-32 39-9 0-11-9-11-18 0-5 0-7 1-16 1-1 2-6 2-11 0-30-41-36-56-36 11-6 23-17 30-23 16-17 34-33 53-33 5 0 9 2 12 5-15 2-18 13-18 19 0 8 6 13 14 13 9 0 19-7 19-22 0-11-8-25-26-25-20 0-38 15-56 31-14 14-25 24-40 31z">
            <text:p/>
          </draw:path>
          <draw:path draw:style-name="gr2" draw:text-style-name="P2" draw:layer="layout" svg:width="0.3cm" svg:height="0.02cm" svg:x="5.305cm" svg:y="8.458cm" svg:viewBox="0 0 301 21" svg:d="M284 21c8 0 17 0 17-11 0-10-9-10-17-10h-267c-8 0-17 0-17 10 0 11 9 11 17 11z">
            <text:p/>
          </draw:path>
          <draw:path draw:style-name="gr2" draw:text-style-name="P2" draw:layer="layout" svg:width="0.234cm" svg:height="0.347cm" svg:x="5.777cm" svg:y="8.25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2" draw:text-style-name="P2" draw:layer="layout" svg:width="0.169cm" svg:height="0.243cm" svg:x="6.039cm" svg:y="8.427cm" svg:viewBox="0 0 170 244" svg:d="M83 10c0 0 1-4 1-6 0-1-1-4-6-4-6 0-35 2-44 3-3 0-7 1-7 8 0 6 4 6 9 6 16 0 16 2 16 4 0 3 0 5-2 8l-48 196c-2 6-2 7-2 8 0 4 4 11 12 11 9 0 14-8 16-14 0-3 16-63 17-68 24 3 45 10 45 28 0 2 0 4-2 7-1 6-1 7-1 11 0 25 21 36 37 36 34 0 44-52 44-54 0-4-4-4-6-4-4 0-5 2-6 9-5 14-14 39-32 39-9 0-11-9-11-18 0-5 0-7 1-16 1-1 2-6 2-11 0-30-41-36-56-36 11-6 23-17 30-23 16-17 34-33 53-33 5 0 9 2 12 5-15 2-18 13-18 19 0 8 6 13 14 13 9 0 19-7 19-22 0-11-8-25-27-25s-37 15-55 31c-14 14-25 24-40 31z">
            <text:p/>
          </draw:path>
          <draw:path draw:style-name="gr2" draw:text-style-name="P2" draw:layer="layout" svg:width="0.3cm" svg:height="0.286cm" svg:x="6.433cm" svg:y="8.326cm" svg:viewBox="0 0 301 287" svg:d="M292 21c6-3 9-5 9-11s-4-10-9-10c-2 0-3 0-9 3l-274 129c-5 2-9 6-9 11 0 6 4 8 9 12l274 128c6 4 7 4 9 4 5 0 9-5 9-10 0-6-3-8-9-12l-258-122z">
            <text:p/>
          </draw:path>
          <draw:path draw:style-name="gr2" draw:text-style-name="P2" draw:layer="layout" svg:width="0.35cm" svg:height="0.357cm" svg:x="6.936cm" svg:y="8.244cm" svg:viewBox="0 0 351 358" svg:d="M351 4c0-1-2-4-6-4-1 0-2 0-8 6l-33 38c-5-7-28-44-83-44-110 0-221 109-221 224 0 81 58 134 133 134 44 0 81-19 108-42 46-40 54-85 54-86 0-5-5-5-6-5-3 0-6 0-7 5-4 14-15 49-49 78-35 27-66 36-91 36-45 0-97-26-97-103 0-28 10-108 59-166 30-35 77-59 121-59 51 0 80 38 80 95 0 19-1 20-1 25s4 5 6 5c7 0 7-1 9-10z">
            <text:p/>
          </draw:path>
          <draw:path draw:style-name="gr2" draw:text-style-name="P2" draw:layer="layout" svg:width="0.104cm" svg:height="0.232cm" svg:x="7.279cm" svg:y="8.437cm" svg:viewBox="0 0 105 233" svg:d="M96 13c0-5-4-13-13-13-10 0-20 9-20 19 0 6 4 13 14 13s19-10 19-19zM26 189c-2 5-4 8-4 15 0 16 14 29 33 29 35 0 50-48 50-53 0-4-4-4-5-4-5 0-5 2-7 5-8 28-24 42-37 42-7 0-8-5-8-12 0-8 2-14 6-22 3-10 6-19 10-28 3-8 16-40 18-43 1-4 2-8 2-12 0-16-15-29-34-29-34 0-50 47-50 53 0 4 4 4 6 4 5 0 5-2 6-5 9-30 25-43 37-43 6 0 9 4 9 13 0 7-2 13-11 34z">
            <text:p/>
          </draw:path>
          <draw:path draw:style-name="gr2" draw:text-style-name="P2" draw:layer="layout" svg:width="0.327cm" svg:height="0.328cm" svg:x="7.563cm" svg:y="8.304cm" svg:viewBox="0 0 328 329" svg:d="M175 175h137c7 0 16 0 16-10s-9-10-16-10h-137v-138c0-8 0-17-10-17s-10 9-10 17v138h-138c-8 0-17 0-17 10s9 10 17 10h138v137c0 7 0 17 10 17s10-10 10-17z">
            <text:p/>
          </draw:path>
          <draw:path draw:style-name="gr2" draw:text-style-name="P2" draw:layer="layout" svg:width="0.257cm" svg:height="0.313cm" svg:x="8.012cm" svg:y="8.374cm" svg:viewBox="0 0 258 314" svg:d="M38 279c-4 17-4 20-27 20-5 0-11 0-11 9 0 4 2 6 7 6 13 0 27-2 41-2 16 0 33 2 48 2 4 0 9 0 9-9 0-6-4-6-11-6-25 0-25-3-25-8 0-7 21-86 24-98 7 13 21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" draw:text-style-name="P2" draw:layer="layout" svg:width="0.151cm" svg:height="0.299cm" svg:x="8.276cm" svg:y="8.437cm" svg:viewBox="0 0 152 300" svg:d="M152 13c0-6-4-13-13-13-10 0-20 10-20 19 0 6 4 13 14 13 9 0 19-8 19-19zM78 246c-5 24-23 44-44 44-5 0-8-1-13-2 9-5 13-12 13-18 0-8-7-12-14-12-11 0-20 9-20 20 0 13 13 22 35 22 20 0 60-12 71-55l32-124c1-3 2-7 2-11 0-19-17-33-38-33-38 0-61 47-61 53 0 4 5 4 6 4 5 0 5-1 8-6 8-20 26-42 46-42 9 0 12 6 12 17 0 5-1 9-1 11z">
            <text:p/>
          </draw:path>
          <draw:path draw:style-name="gr2" draw:text-style-name="P2" draw:layer="layout" svg:width="0.327cm" svg:height="0.328cm" svg:x="8.621cm" svg:y="8.304cm" svg:viewBox="0 0 328 329" svg:d="M175 175h137c7 0 16 0 16-10s-9-10-16-10h-137v-138c0-8 0-17-10-17s-10 9-10 17v138h-138c-8 0-17 0-17 10s9 10 17 10h138v137c0 7 0 17 10 17s10-10 10-17z">
            <text:p/>
          </draw:path>
          <draw:path draw:style-name="gr2" draw:text-style-name="P2" draw:layer="layout" svg:width="0.257cm" svg:height="0.313cm" svg:x="9.069cm" svg:y="8.374cm" svg:viewBox="0 0 258 314" svg:d="M38 279c-4 17-4 20-27 20-5 0-11 0-11 9 0 4 2 6 7 6 13 0 27-2 41-2 16 0 33 2 48 2 4 0 9 0 9-9 0-6-4-6-11-6-25 0-25-3-25-8 0-7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" draw:text-style-name="P2" draw:layer="layout" svg:width="0.169cm" svg:height="0.243cm" svg:x="9.357cm" svg:y="8.427cm" svg:viewBox="0 0 170 244" svg:d="M83 10c0 0 1-4 1-6 0-1-1-4-6-4-6 0-35 2-44 3-3 0-7 1-7 8 0 6 4 6 9 6 16 0 16 2 16 4 0 3 0 5-2 8l-48 196c-2 6-2 7-2 8 0 4 4 11 12 11 9 0 14-8 16-14 0-3 16-63 17-68 24 3 45 10 45 28 0 2 0 4-2 7-1 6-1 7-1 11 0 25 21 36 37 36 34 0 44-52 44-54 0-4-4-4-6-4-4 0-5 2-6 9-5 14-14 39-32 39-9 0-11-9-11-18 0-5 0-7 1-16 1-1 2-6 2-11 0-30-41-36-56-36 11-6 23-17 30-23 16-17 34-33 53-33 5 0 9 2 12 5-15 2-18 13-18 19 0 8 6 13 14 13 9 0 19-7 19-22 0-11-8-25-27-25s-37 15-55 31c-14 14-25 24-40 31z">
            <text:p/>
          </draw:path>
          <draw:path draw:style-name="gr2" draw:text-style-name="P2" draw:layer="layout" svg:width="0.3cm" svg:height="0.02cm" svg:x="9.725cm" svg:y="8.458cm" svg:viewBox="0 0 301 21" svg:d="M284 21c8 0 17 0 17-11 0-10-9-10-17-10h-267c-8 0-17 0-17 10 0 11 9 11 17 11z">
            <text:p/>
          </draw:path>
          <draw:path draw:style-name="gr2" draw:text-style-name="P2" draw:layer="layout" svg:width="0.234cm" svg:height="0.347cm" svg:x="10.195cm" svg:y="8.25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2" draw:text-style-name="P2" draw:layer="layout" svg:width="0.169cm" svg:height="0.243cm" svg:x="10.457cm" svg:y="8.427cm" svg:viewBox="0 0 170 244" svg:d="M83 10c0 0 1-4 1-6 0-1-1-4-6-4-6 0-35 2-44 3-3 0-7 1-7 8 0 6 4 6 9 6 16 0 16 2 16 4 0 3 0 5-2 8l-48 196c-2 6-2 7-2 8 0 4 4 11 12 11 9 0 14-8 16-14 0-3 16-63 17-68 24 3 45 10 45 28 0 2 0 4-2 7-1 6-1 7-1 11 0 25 21 36 37 36 34 0 44-52 44-54 0-4-4-4-6-4-4 0-5 2-6 9-5 14-14 39-32 39-9 0-11-9-11-18 0-5 0-7 1-16 1-1 2-6 2-11 0-30-41-36-56-36 11-6 23-17 30-23 16-17 34-33 53-33 5 0 9 2 12 5-15 2-18 13-18 19 0 8 6 13 14 13 9 0 19-7 19-22 0-11-8-25-27-25s-37 15-55 31c-14 14-25 24-40 31z">
            <text:p/>
          </draw:path>
          <draw:path draw:style-name="gr2" draw:text-style-name="P2" draw:layer="layout" svg:width="0.3cm" svg:height="0.02cm" svg:x="5.415cm" svg:y="9.196cm" svg:viewBox="0 0 301 21" svg:d="M284 21c8 0 17 0 17-11 0-10-9-10-17-10h-267c-8 0-17 0-17 10 0 11 9 11 17 11z">
            <text:p/>
          </draw:path>
          <draw:path draw:style-name="gr2" draw:text-style-name="P2" draw:layer="layout" svg:width="0.234cm" svg:height="0.347cm" svg:x="5.777cm" svg:y="8.988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2" draw:text-style-name="P2" draw:layer="layout" svg:width="0.169cm" svg:height="0.243cm" svg:x="6.039cm" svg:y="9.165cm" svg:viewBox="0 0 170 244" svg:d="M83 10c0 0 1-4 1-6 0-1-1-4-6-4-6 0-35 2-44 3-3 0-7 1-7 8 0 6 4 6 9 6 16 0 16 2 16 4 0 3 0 5-2 8l-48 196c-2 6-2 7-2 8 0 4 4 11 12 11 9 0 14-8 16-14 0-3 16-63 17-68 24 3 45 10 45 28 0 2 0 4-2 7-1 6-1 7-1 11 0 25 21 36 37 36 34 0 44-52 44-54 0-4-4-4-6-4-4 0-5 2-6 9-5 14-14 39-32 39-9 0-11-9-11-18 0-5 0-7 1-16 1-1 2-6 2-11 0-30-41-36-56-36 11-6 23-17 30-23 16-17 34-33 53-33 5 0 9 2 12 5-15 2-18 13-18 19 0 8 6 13 14 13 9 0 19-7 19-22 0-11-8-25-27-25s-37 15-55 31c-14 14-25 24-40 31z">
            <text:p/>
          </draw:path>
          <draw:path draw:style-name="gr2" draw:text-style-name="P2" draw:layer="layout" svg:width="0.3cm" svg:height="0.286cm" svg:x="6.433cm" svg:y="9.064cm" svg:viewBox="0 0 301 287" svg:d="M292 21c6-3 9-5 9-11s-4-10-9-10c-2 0-3 0-9 3l-274 129c-5 2-9 6-9 11 0 6 4 8 9 12l274 128c6 4 7 4 9 4 5 0 9-5 9-10 0-6-3-8-9-12l-258-122z">
            <text:p/>
          </draw:path>
          <draw:path draw:style-name="gr2" draw:text-style-name="P2" draw:layer="layout" svg:width="0.257cm" svg:height="0.313cm" svg:x="6.896cm" svg:y="9.112cm" svg:viewBox="0 0 258 314" svg:d="M38 279c-4 17-4 20-27 20-5 0-11 0-11 9 0 4 2 6 7 6 13 0 27-2 41-2 16 0 33 2 48 2 4 0 9 0 9-9 0-6-4-6-11-6-25 0-25-3-25-8 0-7 21-86 24-98 7 13 21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" draw:text-style-name="P2" draw:layer="layout" svg:width="0.151cm" svg:height="0.299cm" svg:x="7.159cm" svg:y="9.175cm" svg:viewBox="0 0 152 300" svg:d="M152 13c0-6-4-13-13-13-10 0-20 10-20 19 0 6 4 13 14 13 9 0 19-8 19-19zM78 246c-5 24-23 44-44 44-5 0-8-1-13-2 9-5 13-12 13-18 0-8-7-12-14-12-11 0-20 9-20 20 0 13 13 22 35 22 20 0 60-13 71-55l32-124c1-3 2-7 2-11 0-19-17-33-38-33-38 0-61 47-61 53 0 4 5 4 6 4 5 0 5-1 8-6 8-20 26-42 46-42 9 0 12 6 12 17 0 5-1 9-1 11z">
            <text:p/>
          </draw:path>
          <draw:path draw:style-name="gr2" draw:text-style-name="P2" draw:layer="layout" svg:width="0.3cm" svg:height="0.02cm" svg:x="7.516cm" svg:y="9.196cm" svg:viewBox="0 0 301 21" svg:d="M284 21c8 0 17 0 17-11 0-10-9-10-17-10h-267c-8 0-17 0-17 10 0 11 9 11 17 11z">
            <text:p/>
          </draw:path>
          <draw:path draw:style-name="gr2" draw:text-style-name="P2" draw:layer="layout" svg:width="0.234cm" svg:height="0.347cm" svg:x="7.988cm" svg:y="8.988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6 0-32-27-32-46 0-24 15-86 28-108 14-30 37-47 57-47 31 0 39 40 39 43 0 2-1 6-2 8z">
            <text:p/>
          </draw:path>
          <draw:path draw:style-name="gr2" draw:text-style-name="P2" draw:layer="layout" svg:width="0.169cm" svg:height="0.243cm" svg:x="8.25cm" svg:y="9.165cm" svg:viewBox="0 0 170 244" svg:d="M83 10c0 0 1-4 1-6 0-1-1-4-6-4-6 0-35 2-44 3-3 0-7 1-7 8 0 6 4 6 9 6 16 0 16 2 16 4 0 3 0 5-2 8l-48 196c-2 6-2 7-2 8 0 4 4 11 12 11 9 0 14-8 16-14 0-3 16-63 17-68 24 3 45 10 45 28 0 2 0 4-2 7-1 6-1 7-1 11 0 25 21 36 37 36 34 0 44-52 44-54 0-4-4-4-6-4-4 0-5 2-6 9-5 14-14 39-32 39-9 0-11-9-11-18 0-5 0-7 1-16 1-1 2-6 2-11 0-30-41-36-56-36 11-6 23-17 30-23 16-17 34-33 53-33 5 0 9 2 12 5-15 2-18 13-18 19 0 8 6 13 14 13 9 0 19-7 19-22 0-11-8-25-26-25-20 0-38 15-56 31-14 14-25 24-40 31z">
            <text:p/>
          </draw:path>
          <draw:path draw:style-name="gr2" draw:text-style-name="P2" draw:layer="layout" svg:width="0.105cm" svg:height="0.347cm" svg:x="5.888cm" svg:y="9.726cm" svg:viewBox="0 0 106 348" svg:d="M106 6c0-2 0-6-6-6-12 0-47 4-61 4-3 2-9 2-9 12 0 5 5 5 13 5 23 0 23 4 23 8l-1 10-63 247c-1 5-2 9-2 16 0 28 22 46 45 46 17 0 29-10 38-28 9-19 14-47 14-48 0-5-4-5-5-5-6 0-6 2-8 9-8 32-18 61-37 61-16 0-16-16-16-22 0-13 1-15 4-24z">
            <text:p/>
          </draw:path>
          <draw:path draw:style-name="gr2" draw:text-style-name="P2" draw:layer="layout" svg:width="0.086cm" svg:height="0.178cm" svg:x="6.039cm" svg:y="9.672cm" svg:viewBox="0 0 87 179" svg:d="M84 30c3-5 3-9 3-11 0-11-10-19-20-19-13 0-18 11-19 17l-46 150c-1 0-2 4-2 5 0 4 11 7 13 7 3 0 4 0 6-5z">
            <text:p/>
          </draw:path>
          <draw:path draw:style-name="gr2" draw:text-style-name="P2" draw:layer="layout" svg:width="0.169cm" svg:height="0.243cm" svg:x="6.039cm" svg:y="9.95cm" svg:viewBox="0 0 170 244" svg:d="M83 10c0 0 1-4 1-6 0-1-1-4-6-4-6 0-35 2-44 3-3 0-7 1-7 8 0 6 4 6 9 6 16 0 16 2 16 4 0 3 0 5-2 8l-48 196c-2 6-2 7-2 8 0 4 4 11 12 11 9 0 14-8 16-14 0-3 16-63 17-68 24 3 45 10 45 28 0 2 0 4-2 7-1 6-1 7-1 11 0 25 21 36 37 36 34 0 44-52 44-54 0-4-4-4-6-4-4 0-5 2-6 9-5 14-14 39-32 39-9 0-11-9-11-18 0-5 0-7 1-16 1-1 2-6 2-11 0-30-41-34-56-36 11-6 23-17 30-23 16-17 34-33 53-33 5 0 9 2 12 5-15 2-18 14-18 19 0 8 6 13 14 13 9 0 19-7 19-22 0-11-8-25-27-25s-37 15-55 31c-14 14-25 24-40 31z">
            <text:p/>
          </draw:path>
          <draw:path draw:style-name="gr2" draw:text-style-name="P2" draw:layer="layout" svg:width="0.3cm" svg:height="0.286cm" svg:x="6.433cm" svg:y="9.802cm" svg:viewBox="0 0 301 287" svg:d="M292 21c6-3 9-5 9-11s-4-10-9-10c-2 0-3 0-9 3l-274 129c-5 2-9 6-9 11 0 6 4 8 9 12l274 128c6 4 7 4 9 4 5 0 9-5 9-10 0-6-3-8-9-12l-258-122z">
            <text:p/>
          </draw:path>
          <draw:path draw:style-name="gr2" draw:text-style-name="P2" draw:layer="layout" svg:width="0.105cm" svg:height="0.347cm" svg:x="6.933cm" svg:y="9.726cm" svg:viewBox="0 0 106 348" svg:d="M106 6c0-2 0-6-6-6-12 0-47 4-61 4-3 2-9 2-9 12 0 5 5 5 13 5 23 0 23 4 23 8l-1 10-63 247c-1 5-2 9-2 16 0 28 22 46 45 46 17 0 29-10 38-28 9-19 14-47 14-48 0-5-4-5-5-5-6 0-6 2-8 9-8 32-18 61-37 61-16 0-16-16-16-22 0-13 1-15 4-24z">
            <text:p/>
          </draw:path>
          <draw:path draw:style-name="gr2" draw:text-style-name="P2" draw:layer="layout" svg:width="0.169cm" svg:height="0.242cm" svg:x="7.084cm" svg:y="9.903cm" svg:viewBox="0 0 170 243" svg:d="M83 10c0 0 1-4 1-6 0-1-1-4-6-4-6 0-35 2-44 3-3 0-7 1-7 8 0 6 4 6 9 6 16 0 16 2 16 4 0 3 0 5-2 8l-48 196c-2 6-2 7-2 8 0 4 4 10 12 10 9 0 14-7 16-13 0-3 16-63 17-68 24 3 45 10 45 28 0 2 0 4-2 7-1 6-1 7-1 11 0 25 21 35 37 35 34 0 44-51 44-53 0-4-4-4-6-4-4 0-5 2-6 9-5 14-14 39-32 39-9 0-11-9-11-18 0-5 0-7 1-16 1-1 2-6 2-11 0-30-41-36-56-36 11-6 23-17 30-23 16-17 34-33 53-33 5 0 9 2 12 5-15 2-18 13-18 19 0 8 6 13 14 13 9 0 19-7 19-22 0-11-8-25-27-25s-37 15-55 31c-14 14-25 24-40 3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15:54:30.899320738</meta:creation-date>
    <dc:date>2018-07-29T11:17:51.263537051</dc:date>
    <meta:editing-duration>PT15M21S</meta:editing-duration>
    <meta:editing-cycles>7</meta:editing-cycles>
    <meta:generator>LibreOffice/6.0.3.2$Linux_X86_64 LibreOffice_project/00m0$Build-2</meta:generator>
    <meta:document-statistic meta:object-count="37"/>
    <meta:user-defined meta:name="TexMathsIgnorePreamble">FALSE</meta:user-defined>
    <meta:user-defined meta:name="TexMathsPreamble">% LaTex Compiler§§\usepackage{amsmath}§\usepackage{amssymb}§\usepackage{amsthm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